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800000280D30700DEDA220B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 draw:opacity="50%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08cm" svg:height="22.577cm" svg:x="1.34cm" svg:y="2.681cm">
          <draw:image xlink:href="Pictures/100002010000021800000280D30700DEDA220B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" draw:style="linear" draw:start-color="#dfcce4" draw:end-color="#00b6b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323cm" fo:margin-bottom="17.099cm" fo:margin-left="1cm" fo:margin-right="7.10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0T11:23:19.072091328</dc:date>
    <meta:editing-duration>PT9M10S</meta:editing-duration>
    <meta:editing-cycles>1</meta:editing-cycles>
    <meta:document-statistic meta:object-count="1"/>
    <meta:generator>LibreOffice/6.0.7.3$Linux_X86_64 LibreOffice_project/00m0$Build-3</meta:generator>
  </office:meta>
</office:document-meta>
</file>